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FreeSans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FreeSans" officeooo:rsid="0020f493" officeooo:paragraph-rsid="0020f493"/>
    </style:style>
    <style:style style:name="P3" style:family="paragraph" style:parent-style-name="Text_20_body">
      <style:paragraph-properties fo:margin-left="0.9846in" fo:margin-right="0in" fo:text-indent="0in" style:auto-text-indent="false"/>
      <style:text-properties style:font-name="FreeSans" officeooo:paragraph-rsid="0020f493"/>
    </style:style>
    <style:style style:name="P4" style:family="paragraph" style:parent-style-name="Text_20_body">
      <style:paragraph-properties fo:margin-left="0.9846in" fo:margin-right="0in" fo:text-indent="0in" style:auto-text-indent="false"/>
      <style:text-properties style:font-name="FreeSans" officeooo:rsid="001ffe32" officeooo:paragraph-rsid="001ffe32"/>
    </style:style>
    <style:style style:name="P5" style:family="paragraph" style:parent-style-name="Text_20_body">
      <style:paragraph-properties fo:margin-left="0.9846in" fo:margin-right="0in" fo:text-indent="0in" style:auto-text-indent="false"/>
      <style:text-properties style:font-name="FreeSans" fo:font-weight="normal" officeooo:paragraph-rsid="0024211a" style:font-weight-asian="normal" style:font-weight-complex="normal"/>
    </style:style>
    <style:style style:name="P6" style:family="paragraph" style:parent-style-name="Text_20_body">
      <style:paragraph-properties fo:margin-left="0.9846in" fo:margin-right="0in" fo:text-indent="0in" style:auto-text-indent="false"/>
      <style:text-properties style:font-name="FreeSans" officeooo:rsid="0020f493" officeooo:paragraph-rsid="0020f493"/>
    </style:style>
    <style:style style:name="P7" style:family="paragraph" style:parent-style-name="Text_20_body_20_indent">
      <style:paragraph-properties fo:margin-left="0.4925in" fo:margin-right="0in" fo:text-indent="0in" style:auto-text-indent="false"/>
      <style:text-properties style:font-name="FreeSans"/>
    </style:style>
    <style:style style:name="P8" style:family="paragraph" style:parent-style-name="Heading_20_1">
      <style:paragraph-properties fo:text-align="center" style:justify-single-word="false"/>
      <style:text-properties style:font-name="FreeSans"/>
    </style:style>
    <style:style style:name="P9" style:family="paragraph" style:parent-style-name="First_20_line_20_indent">
      <style:paragraph-properties fo:margin-left="0.4925in" fo:margin-right="0in" fo:text-indent="0in" style:auto-text-indent="false"/>
      <style:text-properties style:font-name="FreeSans" officeooo:paragraph-rsid="001ffe32"/>
    </style:style>
    <style:style style:name="P10" style:family="paragraph" style:parent-style-name="First_20_line_20_indent">
      <style:paragraph-properties fo:margin-left="0.4925in" fo:margin-right="0in" fo:text-indent="0in" style:auto-text-indent="false"/>
      <style:text-properties style:font-name="FreeSans" officeooo:paragraph-rsid="0024211a"/>
    </style:style>
    <style:style style:name="T1" style:family="text">
      <style:text-properties officeooo:rsid="001ffe32"/>
    </style:style>
    <style:style style:name="T2" style:family="text">
      <style:text-properties fo:font-variant="normal" fo:text-transform="none" fo:color="#000000" style:font-name="sans-serif" fo:font-size="12pt" fo:letter-spacing="normal" fo:font-style="normal"/>
    </style:style>
    <style:style style:name="T3" style:family="text">
      <style:text-properties fo:font-variant="normal" fo:text-transform="none" fo:color="#000000" style:font-name="sans-serif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12pt" fo:letter-spacing="normal" fo:font-style="normal" fo:font-weight="bold" officeooo:rsid="0024211a"/>
    </style:style>
    <style:style style:name="T5" style:family="text">
      <style:text-properties fo:font-variant="normal" fo:text-transform="none" fo:color="#000000" style:font-name="sans-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sans-serif" fo:font-size="12pt" fo:letter-spacing="normal" fo:font-style="normal" officeooo:rsid="0024211a"/>
    </style:style>
    <style:style style:name="T7" style:family="text">
      <style:text-properties fo:font-variant="normal" fo:text-transform="none" fo:color="#000000" fo:font-size="12pt" fo:letter-spacing="normal" fo:font-style="normal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officeooo:rsid="0024211a"/>
    </style:style>
    <style:style style:name="T10" style:family="text">
      <style:text-properties officeooo:rsid="0020f493"/>
    </style:style>
    <style:style style:name="T11" style:family="text">
      <style:text-properties officeooo:rsid="00242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n Splits</text:h>
      <text:p text:style-name="P9"><text:span text:style-name="T1"><text:tab/>I did not document the tSplits table nor the SplitsClass. Looking back on it I had trouble figuring out what I once indented. </text:span></text:p>
      <text:p text:style-name="P9"><text:span text:style-name="T1"><text:tab/>I </text:span><text:s/>must include that functionality and have had to reinvent it.</text:p>
      <text:p text:style-name="P7"><text:tab/>The Objective is to add groups of lessons <text:span text:style-name="T1">in-mass.</text:span></text:p>
      <text:p text:style-name="P1"><text:tab/>Current thoughts:</text:p>
      <text:p text:style-name="P3"><text:span text:style-name="T1">1.<text:tab/>Add a , Description, Splits_id, <text:s/>and </text:span><text:span text:style-name="T8">tS_TimeRelativeOrAbsolute</text:span><text:span text:style-name="T1"> fields to tSplits.</text:span></text:p>
      <text:p text:style-name="P4">2.<text:tab/><text:span text:style-name="T10">tS</text:span>_<text:span text:style-name="T10">ID</text:span> <text:span text:style-name="T10">is</text:span> indexed, <text:span text:style-name="T11">the PrimaryKey and </text:span>unique.</text:p>
      <text:p text:style-name="P5"><text:span text:style-name="T11">3.<text:tab/></text:span><text:span text:style-name="T7">tSp_GroupID </text:span><text:span text:style-name="T9">identifies the group of splits that will be added together.</text:span></text:p>
      <text:p text:style-name="P4"><text:span text:style-name="T11">3</text:span>.<text:tab/><text:span text:style-name="T10">tS_Description is</text:span> a brief description of the group.</text:p>
      <text:p text:style-name="P6"><text:span text:style-name="T11">4</text:span>.<text:tab/> <text:span text:style-name="T8">tS_TimeRelativeOrAbsolute</text:span></text:p>
      <text:p text:style-name="P10"><text:tab/>Many lessons can have the same <text:span text:style-name="T8">tSp_GroupID</text:span>. When the <text:span text:style-name="T8">tSp_GroupID</text:span> is assigned the entire group is unwrapped and assigned and the <text:span text:style-name="T8">tSp_GroupID</text:span> assignment is deleted after unpacking the group.</text:p>
      <text:p text:style-name="P2"><text:tab/>When a split is added the % Time may be Relative or Absolute. Each <text:s/>of the lessons individually is given the amount of time specified or the group is given the amount of time specified divided according to its % of the gro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1-11T07:00:59.178567114</meta:creation-date>
    <dc:date>2015-01-13T06:08:42.810668058</dc:date>
    <dc:creator>Jim Fuqua</dc:creator>
    <meta:editing-duration>P1DT22H52M12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161" meta:character-count="972" meta:non-whitespace-character-count="812"/>
  </office:meta>
</office:document-meta>
</file>